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951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6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3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Karten des angesagten 20er den Mitspielern anzeigen.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Karten des angesagten 40er den Mitspielern anzeigen.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Spielfeld 2er-Schna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Ic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cons in die App einbi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er-Schnapsen-Spielfeld in die App einbind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Technologie zur Verbindung mit Geräten in der Nähe implementieren.</text:p>
          </table:table-cell>
        </table:table-row>
      </table:table>
      <table:table table:name="US2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erstellung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Spielbeitritt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Welche Inhalte kommen in Spielmodi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Neues Spiel starten, Spiel beitreten, Spiel erstellen, Spielregeln, Namen ändern, Statistik, Optionen, bee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Spielelobby, Spieler in der Nähe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2er/3er/4er-Schnapsen und Zurück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beitrit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ählt in der Spiellobby Spiel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 klickt auf beitrete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n der ausgewählten Lobby mit dem gewünschen Spielmodus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US 4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vier Assen, Zehnern, Königen, Damen und Buben in den Farben Karo, Herz, Pik und Kreu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20 Karten im Kartendeck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haben unterschiedliche Wertigkeit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</table:table>
      <table:table table:name="US3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2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2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2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uss entweder ein Spieler beitreten, oder ein 3. bzw. 4 Spieler die Lobby verlas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viele/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2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Bluetooth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</table:table>
      <table:table table:name="U3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kann 3er-Schnapsen spiel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sich zwei andere Spieler in der Lobby befinden und das Spiel gestartet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andere Spieler müssen am Spiel teilnehm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US 11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selben 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selben 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</table:table>
      <table:table table:name="US 1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</table:table>
      <table:table table:name="US17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ein Spiel zu Ende sei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Spiel zu Ende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zu Ende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Spiel zu Ende durchgeführt wurde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Sobald ein Spieler 24 Gesamtpunkte (Bummerl) erreicht h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Wenn der Spielvorgang beende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regelmäßiges spie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nhand der Gesamtpunkte der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insgesamt 3 Spieler im Spiel befi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Wechselndes Spielen (Spieler1 gibt, Spieler 2 gibt, Spieler3 gibt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gestoch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Punkte werden gez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Voränge werden wiederholt bis ein Spieler 24 Gesamtpunkte h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(Runde) wird beende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US17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</table:table>
      <table:table table:name="US17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beim 3er-Schnap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jederzei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Farbe muss gewäh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Der Gewinner Spielt wieder eine neu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 zwei ist am Zu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</table:table>
      <table:table table:name="US17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austausc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s kann ausgetausch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austausc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, der das höchste Spiel genann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0-2 Karten vom Tal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ein Spiel 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</table:table>
      <table:table table:name="US17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gefleckts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Möglichkeiten ergeben sich in einem geflecktem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nn die Gegner glauben, sie können das Spiel gewinnen wird das Spiel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kann wieder gegenflecken und die Punkte vervierfachen si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Gegner müssen fleck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ner ein geflecktes „Spiel“, gegenfleck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rei 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Rufer wählt gegenfl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die vierfachen Punkte in dieser Runde vergeben</text:p>
          </table:table-cell>
          <table:table-cell table:number-columns-repeated="8"/>
        </table:table-row>
      </table:table>
      <table:table table:name="US17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fleck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fl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gefleck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fleck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fleck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Gegner des rufenden Spiel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Gegner glauben, dass der Rufer das Spiel verli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fl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e ersten 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fleck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Punkte werden doppelt gezählt</text:p>
          </table:table-cell>
          <table:table-cell table:number-columns-repeated="8"/>
        </table:table-row>
      </table:table>
      <table:table table:name="US17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erhält die Punkt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en die Punkte erhalt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en die Punkte erhalten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Gewinnt der Rufer, erhält er die zugeordneten Punkte, andernfalls erhalten die Gegner die Punk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as Spiel (Runde) zu Ende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nach dem Regeln des gewählten Spiels gespie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notwendige Punkte werden vom Rufer erre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Rufer erhält die zugeordenten Punkte</text:p>
          </table:table-cell>
          <table:table-cell table:number-columns-repeated="8"/>
        </table:table-row>
      </table:table>
      <table:table table:name="US17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spielt gegeneinadne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werden die Spieler ausgewähl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 spielt gegen die anderen beiden Spiel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Gegner sind automatisch die Spieler, die kein oder ein niedrigeres Spiel gerufen hab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fer spielt eine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</text:p>
          </table:table-cell>
          <table:table-cell table:number-columns-repeated="8"/>
        </table:table-row>
      </table:table>
      <table:table table:name="US17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ufer zuerst am Zug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fer ist zuerst am Zug</text:p>
          </table:table-cell>
          <table:table-cell table:number-columns-repeated="8"/>
        </table:table-row>
      </table:table>
      <table:table table:name="US16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erste Spieler am Zug ist sofern nicht Land gewähl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, jedoch nicht La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ist am Zug</text:p>
          </table:table-cell>
          <table:table-cell table:number-columns-repeated="8"/>
        </table:table-row>
      </table:table>
      <table:table table:name="US16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chnapser, Land, Kontraschnapser, Bauernschnapser, Kontrabauernschnaps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höchstgerufene Spiel wird gespielt, wird keines gerufen, wird ein normales Spiel gespie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ein Spieler ruf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ormales Spiel wird regelmäßig gespielt, der erste Spieler ist am Zug</text:p>
          </table:table-cell>
          <table:table-cell table:number-columns-repeated="8"/>
        </table:table-row>
      </table:table>
      <table:table table:name="US16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</table:table>
      <table:table table:name="US16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ntscheiden, ob Trumpf angesagt oder aufgedeckt wir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/aufd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/aufdeck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ie ersten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ufged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wählt Trumpf aufd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nächste Karte die dem Spieler ausgeteilt wird, erscheint aufgedeckt als Trumpf</text:p>
          </table:table-cell>
          <table:table-cell table:number-columns-repeated="8"/>
        </table:table-row>
      </table:table>
      <table:table table:name="US1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Trumpf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 <text:s/>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dem Beiseitelegen des Stape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ngesag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pel wurde beiseite gele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sagt Trumpf an</text:p>
          </table:table-cell>
          <table:table-cell table:number-columns-repeated="8"/>
        </table:table-row>
      </table:table>
      <table:table table:name="US1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beseitegeleg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beiseite le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beiseitele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Zwei Karten als Stap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jedem Spieler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beseite gele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wurden jedem Spieler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Karten werden als Stapel beseitegelegt</text:p>
          </table:table-cell>
          <table:table-cell table:number-columns-repeated="8"/>
        </table:table-row>
      </table:table>
      <table:table table:name="US1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usgeteil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tei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muss beim Austeilen beachte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m Spieler 6 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, das Spiel gestartet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Jeder Spieler bekommt 3 Karten, 2 Karten dienen als Stapel, den Spieler werden wieder 3 Karten ausgetei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</table:table>
      <table:table table:name="US16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der Spieler sehen könn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s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se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alle von ihm gestochenen Karten und den letzten Stich des Gegn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Karte gestochen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Bis kein Spieler mehr Karten besitz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6 Karten ausgeteilt, Stich wurde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Gegn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</table:table>
      <table:table table:name="US 4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, Schummelauge, Punktesta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Prototyp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</table:table>
      <table:table table:name="US 4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erstell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n der Näh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r von den Spielern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ingeladene Spieler befindet sich im selben Modus und im selben Spiel (Anzahl 2)</text:p>
          </table:table-cell>
          <table:table-cell table:number-columns-repeated="8"/>
        </table:table-row>
      </table:table>
      <table:table table:name="US 6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as Spiel start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Warteraum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as Spiel star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starten genau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oft soll Spiel start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Spiel starten druchgeführt wurd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star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stel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Spieler, Modus, Gru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der Warteraum voll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m klick auf Spiel st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Nachdem das Spiel gestartet wurde,wird das Spielfeld angezei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Zu wenig Spieler befinden sich im Warteraum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Bluetooth verfügbar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</table:table>
      <table:table table:name="US 5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ie ist Raum definier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 die miteinander Schnapsen möchten, müssen sich im selben Raum (also in Bluetooth-Reichweite)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Bluetooth-Verbindung muss aktivier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App ist gestartet und Spieler befinden sich in der Lobb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m Fenster „Spieler in der Nähe“ sollten, alle Spieler die sich im selben Raum befinden angezeigt werde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.00.0000</text:date>, <text:time style:data-style-name="N2" text:time-value="00:36:36.400714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5-09T03:26:36.879374707</dc:date>
    <meta:editing-duration>PT10H26M51S</meta:editing-duration>
    <meta:editing-cycles>77</meta:editing-cycles>
    <meta:generator>LibreOffice/4.2.7.2$Linux_X86_64 LibreOffice_project/420m0$Build-2</meta:generator>
    <meta:document-statistic meta:table-count="28" meta:cell-count="1087" meta:object-count="0"/>
  </office:meta>
</office:document-meta>
</file>